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ffffff" draw:fill="solid" draw:fill-color="#000000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4.81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9.89cm" svg:x2="6.08cm" svg:y2="22.59cm">
          <text:p/>
        </draw:line>
        <draw:line draw:style-name="gr2" draw:text-style-name="P1" draw:layer="layout" svg:x1="7.38cm" svg:y1="9.89cm" svg:x2="7.38cm" svg:y2="22.59cm">
          <text:p/>
        </draw:line>
        <draw:line draw:style-name="gr2" draw:text-style-name="P1" draw:layer="layout" svg:x1="8.58cm" svg:y1="9.89cm" svg:x2="8.58cm" svg:y2="22.59cm">
          <text:p/>
        </draw:line>
        <draw:line draw:style-name="gr2" draw:text-style-name="P1" draw:layer="layout" svg:x1="9.88cm" svg:y1="9.89cm" svg:x2="9.88cm" svg:y2="22.59cm">
          <text:p/>
        </draw:line>
        <draw:line draw:style-name="gr2" draw:text-style-name="P1" draw:layer="layout" svg:x1="11.18cm" svg:y1="9.89cm" svg:x2="11.18cm" svg:y2="22.59cm">
          <text:p/>
        </draw:line>
        <draw:line draw:style-name="gr2" draw:text-style-name="P1" draw:layer="layout" svg:x1="12.48cm" svg:y1="9.89cm" svg:x2="12.48cm" svg:y2="22.59cm">
          <text:p/>
        </draw:line>
        <draw:line draw:style-name="gr2" draw:text-style-name="P1" draw:layer="layout" svg:x1="13.68cm" svg:y1="9.89cm" svg:x2="13.68cm" svg:y2="22.59cm">
          <text:p/>
        </draw:line>
        <draw:line draw:style-name="gr2" draw:text-style-name="P1" draw:layer="layout" svg:x1="14.98cm" svg:y1="9.89cm" svg:x2="14.98cm" svg:y2="22.59cm">
          <text:p/>
        </draw:line>
        <draw:line draw:style-name="gr2" draw:text-style-name="P1" draw:layer="layout" svg:x1="16.28cm" svg:y1="9.89cm" svg:x2="16.28cm" svg:y2="22.59cm">
          <text:p/>
        </draw:line>
        <draw:custom-shape draw:style-name="gr3" draw:text-style-name="P1" draw:layer="layout" svg:width="0.508cm" svg:height="0.508cm" svg:x="3.413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813cm" svg:y="16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113cm" svg:y="13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113cm" svg:y="1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8.313cm" svg:y="19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8.313cm" svg:y="12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8.313cm" svg:y="16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9.613cm" svg:y="1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9.613cm" svg:y="14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9.613cm" svg:y="17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9.613cm" svg:y="19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uno Turcksin</meta:initial-creator>
    <meta:creation-date>2014-04-17T17:25:11.425390758</meta:creation-date>
    <dc:date>2014-04-17T17:35:47.263147544</dc:date>
    <dc:creator>Bruno Turcksin</dc:creator>
    <meta:editing-duration>PT5M31S</meta:editing-duration>
    <meta:editing-cycles>3</meta:editing-cycles>
    <meta:generator>LibreOffice/4.1.3.2$Linux_X86_64 LibreOffice_project/410m0$Build-2</meta:generator>
    <meta:document-statistic meta:object-count="21"/>
  </office:meta>
</office:document-meta>
</file>